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GONZALES URRUTIA RAU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LLPA MENDOZA LIZBETH CARME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GONZALES URRUTIA RAU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1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1445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1:46:0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